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java.sql.Connection;</text:p>
      <text:p text:style-name="Standard">import java.sql.DriverManager;</text:p>
      <text:p text:style-name="Standard">import java.sql.ResultSet;</text:p>
      <text:p text:style-name="Standard">import java.sql.Statement;</text:p>
      <text:p text:style-name="Standard">public class TestOra {</text:p>
      <text:p text:style-name="Standard"/>
      <text:p text:style-name="Standard"><text:tab/>public static void main(String[] args) {</text:p>
      <text:p text:style-name="Standard"><text:tab/><text:tab/>// TODO Auto-generated method stub</text:p>
      <text:p text:style-name="Standard"><text:tab/><text:tab/></text:p>
      <text:p text:style-name="Standard"><text:tab/><text:tab/></text:p>
      <text:p text:style-name="Standard"><text:tab/><text:tab/>try {</text:p>
      <text:p text:style-name="Standard"><text:tab/><text:tab/><text:tab/>Class.forName("oracle.jdbc.driver.OracleDriver"); <text:s/></text:p>
      <text:p text:style-name="Standard"><text:tab/><text:tab/><text:tab/>System.out.println("Driver OK");</text:p>
      <text:p text:style-name="Standard"><text:tab/><text:tab/>//step2 create <text:s/>the connection object <text:s/></text:p>
      <text:p text:style-name="Standard"><text:tab/><text:tab/><text:tab/></text:p>
      <text:p text:style-name="Standard"><text:tab/><text:tab/><text:tab/>Connection con=DriverManager.getConnection( <text:s/></text:p>
      <text:p text:style-name="Standard"><text:tab/><text:tab/><text:tab/><text:tab/><text:tab/>"jdbc:oracle:thin:@localhost:1521:xe","riyaz","riyaz"); <text:s text:c="2"/></text:p>
      <text:p text:style-name="Standard"><text:tab/><text:tab/>System.out.println("Connected database successfully..."); <text:s/></text:p>
      <text:p text:style-name="Standard"><text:tab/><text:tab/>//step3 create the statement object <text:s/></text:p>
      <text:p text:style-name="Standard"><text:tab/><text:tab/>Statement stmt=con.createStatement(); <text:s/></text:p>
      <text:p text:style-name="Standard"><text:tab/><text:tab/></text:p>
      <text:p text:style-name="Standard"><text:tab/><text:tab/>//step4 execute query <text:s/></text:p>
      <text:p text:style-name="Standard"><text:tab/><text:tab/>ResultSet rs=stmt.executeQuery("select * from student"); <text:s/></text:p>
      <text:p text:style-name="Standard"><text:tab/><text:tab/>while(rs.next()) <text:s/></text:p>
      <text:p text:style-name="Standard"><text:tab/><text:tab/>System.out.println(rs.getInt(1)+" <text:s/>"+rs.getString(2)+" <text:s/>"+rs.getString(3)+" "+rs.getInt(4)); <text:s/></text:p>
      <text:p text:style-name="Standard"><text:tab/><text:tab/> <text:s/></text:p>
      <text:p text:style-name="Standard"><text:tab/><text:tab/>//step5 close the connection object <text:s/></text:p>
      <text:p text:style-name="Standard"><text:tab/><text:tab/>con.close(); <text:s/></text:p>
      <text:p text:style-name="Standard"><text:tab/><text:tab/> <text:s/></text:p>
      <text:p text:style-name="Standard"><text:tab/><text:tab/>}catch(Exception e){ System.out.println(e);} <text:s/></text:p>
      <text:p text:style-name="Standard"><text:tab/>}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5:47:19.123060809</meta:creation-date>
    <dc:date>2018-10-28T15:47:56.434227483</dc:date>
    <meta:editing-duration>PT2M53S</meta:editing-duration>
    <meta:editing-cycles>1</meta:editing-cycles>
    <meta:document-statistic meta:table-count="0" meta:image-count="0" meta:object-count="0" meta:page-count="1" meta:paragraph-count="31" meta:word-count="70" meta:character-count="921" meta:non-whitespace-character-count="785"/>
    <meta:generator>LibreOffice/6.0.6.2$Linux_X86_64 LibreOffice_project/00m0$Build-2</meta:generator>
  </office:meta>
</office:document-meta>
</file>